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7bbd4" officeooo:paragraph-rsid="0017bbd4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7bbd4" officeooo:paragraph-rsid="0017bb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fo:font-weight="normal" officeooo:rsid="0017bbd4" officeooo:paragraph-rsid="0017bbd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fo:font-weight="normal" officeooo:paragraph-rsid="0017bbd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4pt" officeooo:rsid="0017bbd4" officeooo:paragraph-rsid="0017bbd4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17bbd4"/>
    </style:style>
    <style:style style:name="P7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191529"/>
    </style:style>
    <style:style style:name="T1" style:family="text">
      <style:text-properties officeooo:rsid="0017bb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officeooo:rsid="0017bbd4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7bbd4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91529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17bbd4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font-style="italic" fo:font-weight="bold" officeooo:rsid="0017bbd4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Times New Roman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style:text-underline-style="solid" style:text-underline-width="auto" style:text-underline-color="font-color" fo:font-weight="normal" officeooo:rsid="0017bbd4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font-style="normal" fo:font-weight="bold" officeooo:rsid="0017bbd4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Times New Roman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етическая часть</text:p>
      <text:p text:style-name="P3"/>
      <text:p text:style-name="P5"><text:span text:style-name="T4">Отладчик — это инструмент, который помогает разработчику находить и исправлять ошибки в программе, а также лучше понимать, как работает код. Рассмотрим подробнее твои пункты.<text:line-break/><text:line-break/></text:span><text:span text:style-name="T21">Для чего нужен отладчик?<text:line-break/></text:span><text:span text:style-name="T22"><text:line-break/>Пошаговое выполнение кода</text:span><text:span text:style-name="T4"><text:line-break/>Позволяет выполнять программу по одной инструкции или строке, чтобы внимательно проследить логику и поведение кода.<text:line-break/></text:span><text:span text:style-name="T22"><text:line-break/>Просмотр значений переменных</text:span><text:span text:style-name="T4"><text:line-break/>В любой момент выполнения можно посмотреть, какие значения хранятся в переменных, что помогает понять, правильно ли работает программа.<text:line-break/></text:span><text:span text:style-name="T22"><text:line-break/>Установка точек останова (breakpoints)</text:span><text:span text:style-name="T4"><text:line-break/>Позволяет задать места в коде, где выполнение программы будет автоматически остановлено, чтобы исследовать состояние программы в этих точках.<text:line-break/><text:line-break/></text:span><text:span text:style-name="T22">Анализ потока выполнения</text:span><text:span text:style-name="T4"><text:line-break/>С помощью отладчика можно понять, какой путь проходит программа, какие функции вызываются и в каком порядке, что особенно полезно при сложной логике.<text:line-break/><text:line-break/></text:span><text:span text:style-name="T2"> Ключевые функции отладчика:<text:line-break/></text:span><text:span text:style-name="T4"><text:line-break/></text:span><text:span text:style-name="T22">Запуск в режиме отладки</text:span><text:span text:style-name="T4"><text:line-break/>Запуск программы с возможностью управления её выполнением и наблюдения за состоянием.<text:line-break/></text:span><text:soft-page-break/><text:span text:style-name="T4"><text:line-break/>Шаг с заходом (Step Into) → F11<text:line-break/>Позволяет войти внутрь вызываемой функции и пошагово выполнить её код.<text:line-break/><text:line-break/>Шаг с обходом (Step Over) → F10<text:line-break/>Выполняет текущую строку, включая вызов функции, но не входит внутрь этой функции, а переходит к следующей строке в текущем контексте.<text:line-break/><text:line-break/>Продолжить выполнение (Continue) → F5<text:line-break/>Возобновляет выполнение программы до следующей точки останова или до завершения.</text:span><text:line-break/></text:p>
      <text:p text:style-name="P5">Использование отладчика значительно облегчает процесс разработки и помогает быстрее находить ошибки, делая процесс отладки удобным и наглядным. Если хочешь, могу помочь с примерами использования отладчика в популярных средах разработки (IDE).</text:p>
      <text:p text:style-name="P5"/>
      <text:p text:style-name="P5"/>
      <text:p text:style-name="P1">Практическая часть</text:p>
      <text:p text:style-name="P7"><text:span text:style-name="T5"><text:line-break/>Исходный код:python<text:line-break/>def factorial(n):<text:line-break/>result = 1<text:line-break/>for i in range(1, n): <text:s/>&lt;-- ошибка здесь<text:line-break/>result *= i<text:line-break/>return result<text:line-break/><text:line-break/></text:span><text:span text:style-name="T10">Тест:</text:span><text:span text:style-name="T5"><text:line-break/>print(factorial(5)) # Ожидается 120, выводит 24<text:line-break/><text:line-break/></text:span><text:soft-page-break/><text:span text:style-name="T20">1. Запуск отладчика и установка точки останова</text:span><text:span text:style-name="T5"><text:line-break/><text:line-break/>- Установи точку останова (breakpoint) на строке:```python<text:line-break/>result = 1<text:line-break/>```<text:line-break/>Это позволит остановить выполнение программы перед циклом.<text:line-break/><text:line-break/></text:span><text:span text:style-name="T15">2. Использование Step Over для отслеживания переменных </text:span><text:span text:style-name="Source_20_Text"><text:span text:style-name="T15">i </text:span></text:span><text:span text:style-name="T15">и </text:span><text:span text:style-name="Source_20_Text"><text:span text:style-name="T15">result</text:span></text:span><text:span text:style-name="T15"><text:line-break/>- При пошаговом выполнении цикла с помощью Step Over (F10) наблюдай за значениями </text:span><text:span text:style-name="Source_20_Text"><text:span text:style-name="T15">i </text:span></text:span><text:span text:style-name="T15">и </text:span><text:span text:style-name="Source_20_Text"><text:span text:style-name="T15">result </text:span></text:span><text:span text:style-name="T15">на каждой итерации.<text:line-break/></text:span><text:span text:style-name="T5"><text:line-break/>- По текущему коду цикл </text:span><text:span text:style-name="Source_20_Text"><text:span text:style-name="T5">for i in range(1, n): </text:span></text:span><text:span text:style-name="T5">будет перебирать значения </text:span><text:span text:style-name="Source_20_Text"><text:span text:style-name="T5">i </text:span></text:span><text:span text:style-name="T5">от 1 до </text:span><text:span text:style-name="Source_20_Text"><text:span text:style-name="T5">n-1 </text:span></text:span><text:span text:style-name="T5">(не включая </text:span><text:span text:style-name="Source_20_Text"><text:span text:style-name="T5">n</text:span></text:span><text:span text:style-name="T5">).<text:line-break/><text:line-break/>Для </text:span><text:span text:style-name="Source_20_Text"><text:span text:style-name="T5">n=5 </text:span></text:span><text:span text:style-name="T5">значения </text:span><text:span text:style-name="Source_20_Text"><text:span text:style-name="T5">i </text:span></text:span><text:span text:style-name="T5">будут: 1, 2, 3, 4.<text:line-break/><text:line-break/></text:span><text:span text:style-name="T10">Перемножение: </text:span><text:span text:style-name="T5"><text:line-break/>1 * 1 = 1 <text:line-break/>1 * 2 = 2 <text:line-break/>2 * 3 = 6 <text:line-break/>6 * 4 = 24<text:line-break/><text:line-break/>Именно поэтому результат — 24, а не 120.<text:line-break/><text:line-break/></text:span><text:span text:style-name="T15">3. Обнаружение ошибки в условии цикла</text:span><text:span text:style-name="T5"><text:line-break/><text:line-break/>Ошибка в том, что цикл не включает число </text:span><text:span text:style-name="Source_20_Text"><text:span text:style-name="T5">n</text:span></text:span><text:span text:style-name="T5">. Функция </text:span><text:span text:style-name="Source_20_Text"><text:span text:style-name="T5">range(1, n)</text:span></text:span><text:span text:style-name="T5"> создаёт последовательность от 1 до </text:span><text:span text:style-name="Source_20_Text"><text:span text:style-name="T5">n-1</text:span></text:span><text:span text:style-name="T5">.<text:line-break/><text:line-break/>Для вычисления факториала нужно включить и </text:span><text:span text:style-name="Source_20_Text"><text:span text:style-name="T5">n </text:span></text:span><text:span text:style-name="T5">в произведение.<text:line-break/></text:span><text:soft-page-break/><text:span text:style-name="T5"><text:line-break/></text:span><text:span text:style-name="T15">4. Исправление кода и проверка результата</text:span><text:span text:style-name="T5"><text:line-break/><text:line-break/>Исправь цикл так, чтобы он включал </text:span><text:span text:style-name="Source_20_Text"><text:span text:style-name="T5">n</text:span></text:span><text:span text:style-name="T5">:```python<text:line-break/>def factorial(n):<text:line-break/>result = 1<text:line-break/>for i in range(1, n + 1): # исправлено: n + 1<text:line-break/>result *= i<text:line-break/>return result<text:line-break/><text:line-break/></text:span><text:span text:style-name="T10">Тест:</text:span><text:span text:style-name="T5"><text:line-break/>print(factorial(5)) # Теперь выведет 120<text:line-break/><text:line-break/></text:span><text:span text:style-name="T10">Итог</text:span><text:span text:style-name="T5">:<text:line-break/><text:line-break/>- Ошибка: диапазон цикла не включал последнее число </text:span><text:span text:style-name="Source_20_Text"><text:span text:style-name="T5">n</text:span></text:span><text:span text:style-name="T5">.<text:line-break/>- Исправление: заменить </text:span><text:span text:style-name="Source_20_Text"><text:span text:style-name="T5">range(1, n)</text:span></text:span><text:span text:style-name="T5"> на </text:span><text:span text:style-name="Source_20_Text"><text:span text:style-name="T5">range(1, n + 1)</text:span></text:span><text:span text:style-name="T5">.<text:line-break/>- Результат: </text:span><text:span text:style-name="Source_20_Text"><text:span text:style-name="T5">factorial(5)</text:span></text:span><text:span text:style-name="T5"> вернёт правильное значение 120.<text:line-break/><text:line-break/>Исходный код:python<text:line-break/>def factorial(n):<text:line-break/>result = 1<text:line-break/>for i in range(1, n): &lt;-- ошибка здесь<text:line-break/>result *= i<text:line-break/>return result<text:line-break/></text:span></text:p>
      <text:p text:style-name="P4"><text:span text:style-name="T21">Тест:</text:span><text:line-break/>print(factorial(5)) Ожидается 120, выводит 24<text:line-break/></text:p>
      <text:p text:style-name="P6"><text:soft-page-break/><text:span text:style-name="T15">1. Запуск отладчика и установка точки останова</text:span><text:span text:style-name="T5"><text:line-break/><text:line-break/>- Установи точку останова (breakpoint) на строке:```python<text:line-break/>result = 1<text:line-break/><text:line-break/>Это позволит остановить выполнение программы перед циклом.<text:line-break/><text:line-break/></text:span><text:span text:style-name="T15">2. Использование Step Over для отслеживания переменных </text:span><text:span text:style-name="Source_20_Text"><text:span text:style-name="T15">i</text:span></text:span><text:span text:style-name="T15"> и </text:span><text:span text:style-name="Source_20_Text"><text:span text:style-name="T15">result</text:span></text:span><text:span text:style-name="T15"><text:line-break/>- При пошаговом выполнении цикла с помощью Step Over (F10) наблюдай за значениями </text:span><text:span text:style-name="Source_20_Text"><text:span text:style-name="T15">i</text:span></text:span><text:span text:style-name="T15"> и </text:span><text:span text:style-name="Source_20_Text"><text:span text:style-name="T15">result</text:span></text:span><text:span text:style-name="T15"> на каждой итерации.</text:span><text:span text:style-name="T5"><text:line-break/><text:line-break/>- По текущему коду цикл </text:span><text:span text:style-name="Source_20_Text"><text:span text:style-name="T5">for i in range(1, n):</text:span></text:span><text:span text:style-name="T5"> будет перебирать значения </text:span><text:span text:style-name="Source_20_Text"><text:span text:style-name="T5">i</text:span></text:span><text:span text:style-name="T5"> от 1 до </text:span><text:span text:style-name="Source_20_Text"><text:span text:style-name="T5">n-1</text:span></text:span><text:span text:style-name="T5"> (не включая </text:span><text:span text:style-name="Source_20_Text"><text:span text:style-name="T5">n</text:span></text:span><text:span text:style-name="T5">).<text:line-break/><text:line-break/>Для </text:span><text:span text:style-name="Source_20_Text"><text:span text:style-name="T5">n=5 </text:span></text:span><text:span text:style-name="T5">значения </text:span><text:span text:style-name="Source_20_Text"><text:span text:style-name="T5">i</text:span></text:span><text:span text:style-name="T5"> будут: 1, 2, 3, 4.<text:line-break/><text:line-break/></text:span><text:span text:style-name="T10">Перемножение: </text:span><text:span text:style-name="T5"><text:line-break/>1 * 1 = 1 <text:line-break/>1 * 2 = 2 <text:line-break/>2 * 3 = 6 <text:line-break/>6 * 4 = 24<text:line-break/><text:line-break/>Именно поэтому результат — 24, а не 120.<text:line-break/><text:line-break/></text:span><text:span text:style-name="T15">3. Обнаружение ошибки в условии цикла</text:span><text:span text:style-name="T5"><text:line-break/><text:line-break/>Ошибка в том, что цикл не включает число </text:span><text:span text:style-name="Source_20_Text"><text:span text:style-name="T5">n</text:span></text:span><text:span text:style-name="T5">. Функция </text:span><text:span text:style-name="Source_20_Text"><text:span text:style-name="T5">range(1, n)</text:span></text:span><text:span text:style-name="T5"> создаёт последовательность от 1 до </text:span><text:span text:style-name="Source_20_Text"><text:span text:style-name="T5">n-1</text:span></text:span><text:span text:style-name="T5">.<text:line-break/><text:line-break/>Для вычисления факториала нужно включить и </text:span><text:span text:style-name="Source_20_Text"><text:span text:style-name="T5">n</text:span></text:span><text:span text:style-name="T5"> в произведение.<text:line-break/></text:span><text:soft-page-break/><text:span text:style-name="T5"><text:line-break/></text:span><text:span text:style-name="T15">4. Исправление кода и проверка результата</text:span><text:span text:style-name="T5"><text:line-break/><text:line-break/>Исправь цикл так, чтобы он включал </text:span><text:span text:style-name="Source_20_Text"><text:span text:style-name="T5">n</text:span></text:span><text:span text:style-name="T5">:```python<text:line-break/>def factorial(n):<text:line-break/>result = 1<text:line-break/>for i in range(1, n + 1): # исправлено: n + 1<text:line-break/>result *= i<text:line-break/>return result<text:line-break/><text:line-break/></text:span><text:span text:style-name="T10">Тест</text:span><text:span text:style-name="T5">:<text:line-break/>print(factorial(5)) # Теперь выведет 120<text:line-break/><text:line-break/></text:span><text:span text:style-name="T14">Итог</text:span><text:span text:style-name="T5"><text:line-break/><text:line-break/>- Ошибка: диапазон цикла не включал последнее число </text:span><text:span text:style-name="Source_20_Text"><text:span text:style-name="T5">n</text:span></text:span><text:span text:style-name="T5">.<text:line-break/>- Исправление: заменить </text:span><text:span text:style-name="Source_20_Text"><text:span text:style-name="T5">range(1, n) </text:span></text:span><text:span text:style-name="T5">на </text:span><text:span text:style-name="Source_20_Text"><text:span text:style-name="T5">range(1, n + 1)</text:span></text:span><text:span text:style-name="T5">.<text:line-break/>- Результат: </text:span><text:span text:style-name="Source_20_Text"><text:span text:style-name="T5">factorial(5) </text:span></text:span><text:span text:style-name="T5">вернёт правильное значение 120.<text:line-break/><text:line-break/></text:span><text:span text:style-name="T9">3)</text:span><text:span text:style-name="T8">Исходный код:</text:span><text:span text:style-name="T5"><text:line-break/>python<text:line-break/>def calculate_sum(arr):<text:line-break/>total = 0<text:line-break/>for i in range(0, len(arr) + 1): # Ошибка: выход за границы массива<text:line-break/>total += arr[i]<text:line-break/>return total<text:line-break/><text:line-break/></text:span><text:span text:style-name="T10">Тест:</text:span><text:span text:style-name="T5"><text:line-break/>numbers = [10, 20, 30]<text:line-break/>print(calculate_sum(numbers)) # Ожидается 60, но возникает IndexError<text:line-break/></text:span><text:soft-page-break/><text:span text:style-name="T5"><text:line-break/></text:span><text:span text:style-name="T15">1. Установка точки останова</text:span><text:span text:style-name="T5"><text:line-break/><text:line-break/>Установи точку останова (breakpoint) на строке:<text:line-break/>undefined<text:line-break/>total = 0<text:line-break/><text:line-break/>Это позволит остановить выполнение перед началом цикла.<text:line-break/><text:line-break/></text:span><text:span text:style-name="T15">2. Отслеживание переменных с помощью Step Ove</text:span><text:span text:style-name="T5">r<text:line-break/><text:line-break/>- Используй Step Over (F10)</text:span><text:span text:style-name="T7"> </text:span><text:span text:style-name="T5">для пошагового выполнения цикла. На каждой итерации отслеживай:<text:line-break/>- Значение </text:span><text:span text:style-name="Source_20_Text"><text:span text:style-name="T5">i</text:span></text:span><text:span text:style-name="T5"><text:line-break/>- Значение </text:span><text:span text:style-name="Source_20_Text"><text:span text:style-name="T5">arr[i]</text:span></text:span><text:span text:style-name="T5"><text:line-break/>- Изменение </text:span><text:span text:style-name="Source_20_Text"><text:span text:style-name="T5">total</text:span></text:span><text:span text:style-name="T5"><text:line-break/><text:line-break/>При </text:span><text:span text:style-name="Source_20_Text"><text:span text:style-name="T5">len(arr) = 3</text:span></text:span><text:span text:style-name="T5">, значения </text:span><text:span text:style-name="Source_20_Text"><text:span text:style-name="T5">i </text:span></text:span><text:span text:style-name="T5">будут: 0, 1, 2, 3.<text:line-break/><text:line-break/>- </text:span><text:span text:style-name="Source_20_Text"><text:span text:style-name="T5">i = 0</text:span></text:span><text:span text:style-name="T5">: </text:span><text:span text:style-name="Source_20_Text"><text:span text:style-name="T5">arr[0] = 10</text:span></text:span><text:span text:style-name="T5">, </text:span><text:span text:style-name="Source_20_Text"><text:span text:style-name="T5">total = 0 + 10 = 10</text:span></text:span><text:span text:style-name="T5"><text:line-break/>- </text:span><text:span text:style-name="Source_20_Text"><text:span text:style-name="T5">i = 1</text:span></text:span><text:span text:style-name="T5">: </text:span><text:span text:style-name="Source_20_Text"><text:span text:style-name="T5">arr[1] = 20</text:span></text:span><text:span text:style-name="T5">, </text:span><text:span text:style-name="Source_20_Text"><text:span text:style-name="T5">total = 10 + 20 = 30</text:span></text:span><text:span text:style-name="T5"><text:line-break/>- </text:span><text:span text:style-name="Source_20_Text"><text:span text:style-name="T5">i = 2</text:span></text:span><text:span text:style-name="T5">: </text:span><text:span text:style-name="Source_20_Text"><text:span text:style-name="T5">arr[2] = 30</text:span></text:span><text:span text:style-name="T5">, </text:span><text:span text:style-name="Source_20_Text"><text:span text:style-name="T5">total = 30 + 30 = 60</text:span></text:span><text:span text:style-name="T5"><text:line-break/>- </text:span><text:span text:style-name="Source_20_Text"><text:span text:style-name="T5">i = 3</text:span></text:span><text:span text:style-name="T5">: </text:span><text:span text:style-name="Source_20_Text"><text:span text:style-name="T5">arr[3] </text:span></text:span><text:span text:style-name="T5">— Ошибка! Индекс выходит за границы массива.<text:line-break/><text:line-break/></text:span><text:span text:style-name="T16">3</text:span><text:span text:style-name="T15">. Обнаружение ошибки</text:span><text:span text:style-name="T5"><text:line-break/><text:line-break/>Ошибка заключается в условии цикла: </text:span><text:span text:style-name="Source_20_Text"><text:span text:style-name="T5">range(0, len(arr) + 1)</text:span></text:span><text:span text:style-name="T5">.<text:line-break/><text:line-break/>Функция </text:span><text:span text:style-name="Source_20_Text"><text:span text:style-name="T5">range(start, stop) </text:span></text:span><text:span text:style-name="T5">создаёт последовательность чисел от </text:span><text:span text:style-name="Source_20_Text"><text:span text:style-name="T5">start </text:span></text:span><text:span text:style-name="T5">(включительно) до </text:span><text:span text:style-name="Source_20_Text"><text:span text:style-name="T5">stop</text:span></text:span><text:span text:style-name="T5">  исключая </text:span><text:span text:style-name="Source_20_Text"><text:span text:style-name="T5">stop</text:span></text:span><text:span text:style-name="T5">). Значит, цикл пытается получить доступ </text:span><text:soft-page-break/><text:span text:style-name="T5">к элементу </text:span><text:span text:style-name="Source_20_Text"><text:span text:style-name="T5">arr[len(arr)]</text:span></text:span><text:span text:style-name="T5">, что выходит за пределы массива.<text:line-break/><text:line-break/></text:span><text:span text:style-name="T15">4. Исправление кода</text:span><text:span text:style-name="T5"><text:line-break/><text:line-break/>Чтобы исправить ошибку, нужно изменить условие цикла, чтобы </text:span><text:span text:style-name="Source_20_Text"><text:span text:style-name="T5">i </text:span></text:span><text:span text:style-name="T5">не выходил за границы массива:<text:line-break/>python<text:line-break/>def calculate_sum(arr):<text:line-break/>total = 0<text:line-break/>for i in range(0, len(arr)): # Исправлено: len(arr) вместо len(arr) + 1<text:line-break/>total += arr[i]<text:line-break/>return total<text:line-break/><text:line-break/></text:span><text:span text:style-name="T10">Тест:</text:span><text:span text:style-name="T5"><text:line-break/>numbers = [10, 20, 30]<text:line-break/>print(calculate_sum(numbers)) # Теперь выведет 60<text:line-break/><text:line-break/>Теперь, когда </text:span><text:span text:style-name="Source_20_Text"><text:span text:style-name="T5">i</text:span></text:span><text:span text:style-name="T5"> будет меняться от 0 до </text:span><text:span text:style-name="Source_20_Text"><text:span text:style-name="T5">len(arr) - 1</text:span></text:span><text:span text:style-name="T5">, доступ к элементам массива будет корректным, и функция вернёт правильную сумму.<text:line-break/><text:line-break/></text:span><text:span text:style-name="T10">Итог:</text:span><text:span text:style-name="T5"><text:line-break/><text:line-break/></text:span><text:span text:style-name="T12">Ошибка</text:span><text:span text:style-name="T5">: Индекс </text:span><text:span text:style-name="Source_20_Text"><text:span text:style-name="T5">i </text:span></text:span><text:span text:style-name="T5">выходил за границы массива.<text:line-break/></text:span><text:span text:style-name="T12">Исправление</text:span><text:span text:style-name="T5">: Изменить цикл на </text:span><text:span text:style-name="Source_20_Text"><text:span text:style-name="T5">for i in range(0, len(arr)):</text:span></text:span><text:span text:style-name="T5">.<text:line-break/></text:span><text:span text:style-name="T12">Результат</text:span><text:span text:style-name="T5">: Функция </text:span><text:span text:style-name="Source_20_Text"><text:span text:style-name="T5">calculate_sum </text:span></text:span><text:span text:style-name="T5">теперь корректно вычисляет сумму элементов массива.</text:span><text:span text:style-name="T6"><text:line-break/><text:line-break/></text:span><text:span text:style-name="T16">1. Какие типы ошибок можно найти через отладчик?</text:span><text:span text:style-name="T6"><text:line-break/><text:line-break/>Отладчик — это мощный инструмент для обнаружения и исправления </text:span><text:soft-page-break/><text:span text:style-name="T6">широкого спектра ошибок в коде. Вот некоторые из них:<text:line-break/><text:line-break/></text:span><text:span text:style-name="T19">Логические ошибки:</text:span><text:span text:style-name="T6"><text:line-break/>- Неправильный порядок операций.<text:line-break/>- Ошибки в условных выражениях (например, </text:span><text:span text:style-name="Source_20_Text"><text:span text:style-name="T6">if</text:span></text:span><text:span text:style-name="T6">, </text:span><text:span text:style-name="Source_20_Text"><text:span text:style-name="T6">else</text:span></text:span><text:span text:style-name="T6">).<text:line-break/>- Некорректные циклы (например, бесконечные циклы или циклы, выполняющиеся неправильное количество раз).<text:line-break/>- Ошибки в алгоритмах.<text:line-break/><text:line-break/></text:span><text:span text:style-name="T9">Ошибки, связанные с переменными:</text:span><text:span text:style-name="T6"><text:line-break/>- Неправильные значения переменных.<text:line-break/>- Неожиданные изменения переменных.<text:line-break/>- Использование неинициализированных переменных.<text:line-break/>- Ошибки типов данных.<text:line-break/><text:line-break/></text:span><text:span text:style-name="T9">Ошибки, связанные с вызовами функций:</text:span><text:span text:style-name="T6"><text:line-break/>- Неправильные аргументы, передаваемые в функции.<text:line-break/>- Неправильный порядок вызовов функций.<text:line-break/>- Неожиданные возвращаемые значения функций.<text:line-break/><text:line-break/></text:span><text:span text:style-name="T9">Ошибки, связанные с памятью (в некоторых языках):</text:span><text:span text:style-name="T6"><text:line-break/>- Утечки памяти.<text:line-break/>- Ошибки доступа к памяти (например, чтение или запись за пределами выделенной памяти).<text:line-break/><text:line-break/></text:span><text:span text:style-name="T9">Ошибки ввода/вывода:</text:span><text:span text:style-name="T6"><text:line-break/>- Ошибки при чтении или записи файлов.<text:line-break/>- Неправильный формат данных.<text:line-break/><text:line-break/></text:span><text:span text:style-name="T9">Исключения (exceptions):</text:span><text:span text:style-name="T6"><text:line-break/></text:span><text:soft-page-break/><text:span text:style-name="T6">- Обработка исключений, которые не должны происходить.<text:line-break/>- Неправильная обработка исключений.<text:line-break/>- Выбрасывание исключений, которые не должны быть выброшены.<text:line-break/><text:line-break/></text:span><text:span text:style-name="T16">2. Чем полезны условные точки останова?</text:span><text:span text:style-name="T6"><text:line-break/><text:line-break/>Условные точки останова (conditional breakpoints) — это мощная функция отладчика, которая позволяет останавливать выполнение программы только при выполнении определённого условия. Они особенно полезны в следующих ситуациях:<text:line-break/><text:line-break/></text:span><text:span text:style-name="T9">Отладка в циклах:</text:span><text:span text:style-name="T6"><text:line-break/>- Если нужно исследовать, что происходит в цикле только при определённом значении счётчика или когда выполняется определённое условие.<text:line-break/><text:line-break/></text:span><text:span text:style-name="T9">Отладка сложных условий:</text:span><text:span text:style-name="T6"><text:line-break/>- Если нужно остановить выполнение программы только когда определённое сложное условие становится истинным.<text:line-break/><text:line-break/></text:span><text:span text:style-name="T9">Отладка функций с разными входными данными:</text:span><text:span text:style-name="T6"><text:line-break/>- Если нужно остановить выполнение только когда функция вызывается с определёнными аргументами.<text:line-break/><text:line-break/></text:span><text:span text:style-name="T9">Обнаружение специфических ошибок:</text:span><text:span text:style-name="T6"><text:line-break/>- Если программа ведёт себя неправильно только в определённых ситуациях, можно установить условную точку останова, чтобы остановить выполнение только в этих ситуациях.<text:line-break/><text:line-break/></text:span><text:span text:style-name="T11">Пример:</text:span><text:span text:style-name="T6"><text:line-break/><text:line-break/></text:span><text:soft-page-break/><text:span text:style-name="T6">Предположим, у тебя есть цикл, и тебе нужно исследовать, что происходит только когда переменная </text:span><text:span text:style-name="Source_20_Text"><text:span text:style-name="T6">x</text:span></text:span><text:span text:style-name="T6"> становится больше 10:<text:line-break/>python<text:line-break/>for i in range(20):<text:line-break/>x = i * 2<text:line-break/>Условная точка останова: остановиться только когда x &gt; 10<text:line-break/>print(x)<text:line-break/><text:line-break/>В отладчике ты можешь установить точку останова на строке </text:span><text:span text:style-name="Source_20_Text"><text:span text:style-name="T6">print(x)</text:span></text:span><text:span text:style-name="T6"> и задать условие </text:span><text:span text:style-name="Source_20_Text"><text:span text:style-name="T6">x &gt; 10</text:span></text:span><text:span text:style-name="T6">. Программа остановится только тогда, когда это условие выполнится.<text:line-break/></text:span><text:span text:style-name="T3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57:25.021401359</meta:creation-date>
    <dc:date>2025-06-05T10:23:15.309990222</dc:date>
    <meta:editing-duration>PT22M1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1" meta:paragraph-count="7" meta:word-count="1319" meta:character-count="8741" meta:non-whitespace-character-count="7329"/>
  </office:meta>
</office:document-meta>
</file>